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0000001F421E88DDF2358EB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8c652" officeooo:paragraph-rsid="0018c652"/>
    </style:style>
    <style:style style:name="P2" style:family="paragraph" style:parent-style-name="Standard">
      <style:paragraph-properties fo:text-align="start" style:justify-single-word="false"/>
      <style:text-properties officeooo:rsid="0018c652" officeooo:paragraph-rsid="0018c652"/>
    </style:style>
    <style:style style:name="P3" style:family="paragraph" style:parent-style-name="Standard">
      <style:paragraph-properties fo:text-align="start" style:justify-single-word="false"/>
      <style:text-properties officeooo:paragraph-rsid="0018c652"/>
    </style:style>
    <style:style style:name="P4" style:family="paragraph" style:parent-style-name="Standard">
      <style:paragraph-properties fo:text-align="start" style:justify-single-word="false"/>
      <style:text-properties officeooo:paragraph-rsid="0032a147"/>
    </style:style>
    <style:style style:name="P5" style:family="paragraph" style:parent-style-name="Standard">
      <style:paragraph-properties fo:text-align="start" style:justify-single-word="false"/>
      <style:text-properties officeooo:rsid="001c3a8b" officeooo:paragraph-rsid="001c3a8b"/>
    </style:style>
    <style:style style:name="P6" style:family="paragraph" style:parent-style-name="Standard">
      <style:paragraph-properties fo:text-align="start" style:justify-single-word="false"/>
      <style:text-properties officeooo:rsid="001cf5fd" officeooo:paragraph-rsid="001cf5fd"/>
    </style:style>
    <style:style style:name="P7" style:family="paragraph" style:parent-style-name="Standard">
      <style:paragraph-properties fo:text-align="start" style:justify-single-word="false"/>
      <style:text-properties officeooo:rsid="001e2ff5" officeooo:paragraph-rsid="001e2ff5"/>
    </style:style>
    <style:style style:name="P8" style:family="paragraph" style:parent-style-name="Standard">
      <style:paragraph-properties fo:text-align="center" style:justify-single-word="false"/>
      <style:text-properties officeooo:rsid="001e2ff5" officeooo:paragraph-rsid="001e2ff5"/>
    </style:style>
    <style:style style:name="P9" style:family="paragraph" style:parent-style-name="Standard">
      <style:paragraph-properties fo:text-align="center" style:justify-single-word="false"/>
      <style:text-properties officeooo:rsid="001e2ff5" officeooo:paragraph-rsid="0021c160"/>
    </style:style>
    <style:style style:name="P10" style:family="paragraph" style:parent-style-name="Standard">
      <style:paragraph-properties fo:text-align="start" style:justify-single-word="false"/>
      <style:text-properties officeooo:rsid="001f7986" officeooo:paragraph-rsid="001f7986"/>
    </style:style>
    <style:style style:name="P11" style:family="paragraph" style:parent-style-name="Standard">
      <style:paragraph-properties fo:text-align="start" style:justify-single-word="false"/>
      <style:text-properties officeooo:rsid="001fb8ba" officeooo:paragraph-rsid="001fb8ba"/>
    </style:style>
    <style:style style:name="P12" style:family="paragraph" style:parent-style-name="Standard">
      <style:paragraph-properties fo:text-align="start" style:justify-single-word="false"/>
      <style:text-properties officeooo:rsid="0021c160" officeooo:paragraph-rsid="0021c160"/>
    </style:style>
    <style:style style:name="P13" style:family="paragraph" style:parent-style-name="Standard">
      <style:paragraph-properties fo:text-align="start" style:justify-single-word="false"/>
      <style:text-properties officeooo:rsid="00235783" officeooo:paragraph-rsid="00235783"/>
    </style:style>
    <style:style style:name="P14" style:family="paragraph" style:parent-style-name="Standard">
      <style:paragraph-properties fo:text-align="start" style:justify-single-word="false"/>
      <style:text-properties officeooo:rsid="0024e873" officeooo:paragraph-rsid="0024e873"/>
    </style:style>
    <style:style style:name="P15" style:family="paragraph" style:parent-style-name="Standard">
      <style:paragraph-properties fo:text-align="center" style:justify-single-word="false"/>
      <style:text-properties officeooo:rsid="00264426" officeooo:paragraph-rsid="00264426"/>
    </style:style>
    <style:style style:name="P16" style:family="paragraph" style:parent-style-name="Standard">
      <style:paragraph-properties fo:text-align="start" style:justify-single-word="false"/>
      <style:text-properties officeooo:rsid="00264426" officeooo:paragraph-rsid="00264426"/>
    </style:style>
    <style:style style:name="P17" style:family="paragraph" style:parent-style-name="Standard">
      <style:paragraph-properties fo:text-align="start" style:justify-single-word="false"/>
      <style:text-properties officeooo:rsid="0026e3a6" officeooo:paragraph-rsid="0026e3a6"/>
    </style:style>
    <style:style style:name="P18" style:family="paragraph" style:parent-style-name="Standard">
      <style:paragraph-properties fo:text-align="start" style:justify-single-word="false"/>
      <style:text-properties officeooo:rsid="002790bd" officeooo:paragraph-rsid="002790bd"/>
    </style:style>
    <style:style style:name="P19" style:family="paragraph" style:parent-style-name="Standard">
      <style:paragraph-properties fo:text-align="start" style:justify-single-word="false"/>
      <style:text-properties officeooo:rsid="002858b6" officeooo:paragraph-rsid="002858b6"/>
    </style:style>
    <style:style style:name="P20" style:family="paragraph" style:parent-style-name="Standard">
      <style:paragraph-properties fo:text-align="start" style:justify-single-word="false"/>
      <style:text-properties officeooo:rsid="002a0354" officeooo:paragraph-rsid="002a0354"/>
    </style:style>
    <style:style style:name="P21" style:family="paragraph" style:parent-style-name="Standard">
      <style:paragraph-properties fo:text-align="start" style:justify-single-word="false"/>
      <style:text-properties officeooo:rsid="002b6367" officeooo:paragraph-rsid="002b6367"/>
    </style:style>
    <style:style style:name="P22" style:family="paragraph" style:parent-style-name="Standard">
      <style:paragraph-properties fo:text-align="start" style:justify-single-word="false"/>
      <style:text-properties officeooo:rsid="002cf6ea" officeooo:paragraph-rsid="002cf6ea"/>
    </style:style>
    <style:style style:name="P23" style:family="paragraph" style:parent-style-name="Standard">
      <style:paragraph-properties fo:text-align="start" style:justify-single-word="false"/>
      <style:text-properties officeooo:rsid="002e3c02" officeooo:paragraph-rsid="00316707"/>
    </style:style>
    <style:style style:name="P24" style:family="paragraph" style:parent-style-name="Standard">
      <style:paragraph-properties fo:text-align="start" style:justify-single-word="false"/>
      <style:text-properties officeooo:rsid="002e3c02" officeooo:paragraph-rsid="002e3c02"/>
    </style:style>
    <style:style style:name="P25" style:family="paragraph" style:parent-style-name="Standard">
      <style:paragraph-properties fo:text-align="start" style:justify-single-word="false"/>
      <style:text-properties officeooo:rsid="00316707" officeooo:paragraph-rsid="00316707"/>
    </style:style>
    <style:style style:name="P26" style:family="paragraph" style:parent-style-name="Standard">
      <style:paragraph-properties fo:text-align="start" style:justify-single-word="false"/>
      <style:text-properties officeooo:rsid="0031f3f6" officeooo:paragraph-rsid="0031f3f6"/>
    </style:style>
    <style:style style:name="P27" style:family="paragraph" style:parent-style-name="Standard">
      <style:paragraph-properties fo:text-align="start" style:justify-single-word="false"/>
      <style:text-properties officeooo:rsid="00340027" officeooo:paragraph-rsid="00340027"/>
    </style:style>
    <style:style style:name="P28" style:family="paragraph" style:parent-style-name="Standard">
      <style:paragraph-properties fo:text-align="start" style:justify-single-word="false"/>
      <style:text-properties officeooo:rsid="00354a4a" officeooo:paragraph-rsid="00354a4a"/>
    </style:style>
    <style:style style:name="P29" style:family="paragraph" style:parent-style-name="Standard">
      <style:paragraph-properties fo:text-align="start" style:justify-single-word="false"/>
      <style:text-properties officeooo:rsid="00360665" officeooo:paragraph-rsid="00360665"/>
    </style:style>
    <style:style style:name="P30" style:family="paragraph" style:parent-style-name="Standard">
      <style:paragraph-properties fo:text-align="start" style:justify-single-word="false"/>
      <style:text-properties officeooo:rsid="0032a147" officeooo:paragraph-rsid="0032a147"/>
    </style:style>
    <style:style style:name="P31" style:family="paragraph" style:parent-style-name="Standard">
      <style:paragraph-properties fo:text-align="start" style:justify-single-word="false"/>
      <style:text-properties officeooo:rsid="00373390" officeooo:paragraph-rsid="00373390"/>
    </style:style>
    <style:style style:name="P32" style:family="paragraph" style:parent-style-name="Standard">
      <style:paragraph-properties fo:text-align="start" style:justify-single-word="false"/>
      <style:text-properties officeooo:rsid="00384b0d" officeooo:paragraph-rsid="00384b0d"/>
    </style:style>
    <style:style style:name="P33" style:family="paragraph" style:parent-style-name="Standard">
      <style:paragraph-properties fo:text-align="start" style:justify-single-word="false"/>
      <style:text-properties officeooo:rsid="003b8320" officeooo:paragraph-rsid="003b8320"/>
    </style:style>
    <style:style style:name="P34" style:family="paragraph" style:parent-style-name="Standard">
      <style:paragraph-properties fo:text-align="start" style:justify-single-word="false"/>
      <style:text-properties officeooo:rsid="003c6d26" officeooo:paragraph-rsid="003c6d26"/>
    </style:style>
    <style:style style:name="P35" style:family="paragraph" style:parent-style-name="Standard">
      <style:paragraph-properties fo:text-align="start" style:justify-single-word="false"/>
      <style:text-properties officeooo:rsid="003db2d3" officeooo:paragraph-rsid="003db2d3"/>
    </style:style>
    <style:style style:name="P36" style:family="paragraph" style:parent-style-name="Standard">
      <style:paragraph-properties fo:text-align="start" style:justify-single-word="false"/>
      <style:text-properties officeooo:rsid="003ec264" officeooo:paragraph-rsid="003ec264"/>
    </style:style>
    <style:style style:name="P37" style:family="paragraph" style:parent-style-name="Standard">
      <style:paragraph-properties fo:text-align="start" style:justify-single-word="false"/>
      <style:text-properties officeooo:rsid="0040543a" officeooo:paragraph-rsid="0040543a"/>
    </style:style>
    <style:style style:name="P38" style:family="paragraph" style:parent-style-name="Standard">
      <style:paragraph-properties fo:text-align="start" style:justify-single-word="false"/>
      <style:text-properties officeooo:rsid="0040e851" officeooo:paragraph-rsid="0040e851"/>
    </style:style>
    <style:style style:name="P39" style:family="paragraph" style:parent-style-name="Standard">
      <style:paragraph-properties fo:text-align="start" style:justify-single-word="false"/>
      <style:text-properties officeooo:rsid="0044f9d3" officeooo:paragraph-rsid="0044f9d3"/>
    </style:style>
    <style:style style:name="P40" style:family="paragraph" style:parent-style-name="Standard">
      <style:paragraph-properties fo:text-align="start" style:justify-single-word="false"/>
      <style:text-properties officeooo:rsid="0044ffc6" officeooo:paragraph-rsid="0044ffc6"/>
    </style:style>
    <style:style style:name="P41" style:family="paragraph" style:parent-style-name="Standard">
      <style:paragraph-properties fo:text-align="start" style:justify-single-word="false"/>
      <style:text-properties officeooo:rsid="0045cb58" officeooo:paragraph-rsid="0045cb58"/>
    </style:style>
    <style:style style:name="P42" style:family="paragraph" style:parent-style-name="Standard">
      <style:paragraph-properties fo:text-align="start" style:justify-single-word="false"/>
      <style:text-properties officeooo:rsid="00472003" officeooo:paragraph-rsid="00472003"/>
    </style:style>
    <style:style style:name="P43" style:family="paragraph" style:parent-style-name="Standard">
      <style:paragraph-properties fo:text-align="start" style:justify-single-word="false"/>
      <style:text-properties officeooo:rsid="004767d9" officeooo:paragraph-rsid="004767d9"/>
    </style:style>
    <style:style style:name="P44" style:family="paragraph" style:parent-style-name="Standard">
      <style:paragraph-properties fo:text-align="start" style:justify-single-word="false"/>
      <style:text-properties officeooo:rsid="0047693b" officeooo:paragraph-rsid="0047693b"/>
    </style:style>
    <style:style style:name="T1" style:family="text">
      <style:text-properties officeooo:rsid="001e2ff5"/>
    </style:style>
    <style:style style:name="T2" style:family="text">
      <style:text-properties officeooo:rsid="0021c160"/>
    </style:style>
    <style:style style:name="T3" style:family="text">
      <style:text-properties officeooo:rsid="002d180e"/>
    </style:style>
    <style:style style:name="T4" style:family="text">
      <style:text-properties officeooo:rsid="0032a147"/>
    </style:style>
    <style:style style:name="T5" style:family="text">
      <style:text-properties officeooo:rsid="00331f6a"/>
    </style:style>
    <style:style style:name="T6" style:family="text">
      <style:text-properties officeooo:rsid="004767d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a 1<text:span text:style-name="T1"> y 2</text:span></text:p>
      <text:p text:style-name="P2">Creaccion del proyecto.</text:p>
      <text:p text:style-name="P2">Nos centraremos en crear la parte de auth de usuario, base de datos y el usuario si da tiempo.</text:p>
      <text:p text:style-name="P2"/>
      <text:p text:style-name="P2">Empezamos creando estructura de carpetas y instalando paquetes.</text:p>
      <text:p text:style-name="P2"/>
      <text:p text:style-name="P2">Necesitamos nodemon, express y express-validator por ahora.</text:p>
      <text:p text:style-name="P3"/>
      <text:p text:style-name="P5">Empezamos creando la configuracion de la DB, el server, las .env y llamamos al server desde app.js</text:p>
      <text:p text:style-name="P5"/>
      <text:p text:style-name="P7">Una vez hemos terminado la creacion de los modelos de las entidades, estructura de las carpetas, git, probado conexion a BD empezamos con el login.</text:p>
      <text:p text:style-name="P7"/>
      <text:p text:style-name="P8">Dia 3</text:p>
      <text:p text:style-name="P8"/>
      <text:p text:style-name="P6">Ahora vamos a empezar con el login, para ello vamos a crear un helper que generar el jwt una vez nos hemos logueado.</text:p>
      <text:p text:style-name="P6"/>
      <text:p text:style-name="P6">El helpers/generate-jwt le pasamos un id de usuario, </text:p>
      <text:p text:style-name="P6"/>
      <text:p text:style-name="P10"><draw:frame draw:style-name="fr1" draw:name="Image1" text:anchor-type="char" svg:x="3.768cm" svg:y="0.817cm" svg:width="9.465cm" svg:height="7.043cm" draw:z-index="0"><draw:image xlink:href="Pictures/10000201000002A0000001F421E88DDF2358EB09.png" xlink:type="simple" xlink:show="embed" xlink:actuate="onLoad" loext:mime-type="image/png"/></draw:frame>Nuestro login es un poco asi.</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Vamos a seguir esto para el login https://www.bezkoder.com/angular-jwt-authentication/#Overview_of_Angular_8_JWT_Authentication_example</text:p>
      <text:p text:style-name="P11"/>
      <text:p text:style-name="P9">Dia <text:span text:style-name="T2">4</text:span></text:p>
      <text:p text:style-name="P12">Angular ya hace el login, hace la request, recibe token con usuario y el token y lo guardo.</text:p>
      <text:p text:style-name="P12">Tambien hacemos logout.</text:p>
      <text:p text:style-name="P12"/>
      <text:p text:style-name="P12">Siguiente va a ser hacer formulario de registro y que usuario acceda a los metodos pasandole su token del cual se extraera su info.</text:p>
      <text:p text:style-name="P12"/>
      <text:p text:style-name="P13">Al llamar al autentificacion de token, siempre comprobara que el toen este correcto y insertera en el req.user el usuario actual.</text:p>
      <text:p text:style-name="P13"/>
      <text:p text:style-name="P14"><text:soft-page-break/>Hemos conseguido que mediante un servicio, hacemos una peticion al server, enviamos el JWT, este nos devuelve la info del usuario, obtenemos esos datos, hacemos new User con esos y los mostramos en el componente profile.</text:p>
      <text:p text:style-name="P14"/>
      <text:p text:style-name="P15">Dia 5</text:p>
      <text:p text:style-name="P16">Ya obtenemos la validacion de que el nickname, email y telefono es unico en el formulario de registro. Por ahora sale un window.alert, en el futuro queremos que aparezca como los demas campos.</text:p>
      <text:p text:style-name="P16"/>
      <text:p text:style-name="P16">Tras registrarnos mostramos mensaje de exito y redirigimos a profile.</text:p>
      <text:p text:style-name="P16"/>
      <text:p text:style-name="P17">Hemos creado un servicio que injectaremos en nuestros componentes que nos permite hacer redirecciones inyectando mensajes entre componentes.</text:p>
      <text:p text:style-name="P17"/>
      <text:p text:style-name="P18">Controlar redireccion cuando se mete en profile.</text:p>
      <text:p text:style-name="P18">Vamos a implementar un guard para proteger nuestras rutas con canActivate. Este vera si el usuario tiene el token, si no lo tiene redirige a la pagina que queramos.</text:p>
      <text:p text:style-name="P18"/>
      <text:p text:style-name="P19">Cambiar el tokenstorageservice por el user service que pedira una direccion que le hara renew del token.</text:p>
      <text:p text:style-name="P19">En los interceptors tenemos uno que inyecta el JWT.</text:p>
      <text:p text:style-name="P19"/>
      <text:p text:style-name="P20">Hemos añadido un poco de estilo. Mensajes al registrarse y loguearse. Empezamos a crear el metodo mediante el cual, haciendo peticion post, obtenemos los usuarios con ese nickname.</text:p>
      <text:p text:style-name="P20"/>
      <text:p text:style-name="P21">Hecho en el servidor, hay que hacerlo en el cliente. Navbar, insertaremos el form.busqueda dentro como componente aparte,.</text:p>
      <text:p text:style-name="P21"/>
      <text:p text:style-name="P22">Hemos añadido request. Buscamos por nickname y vemos si el usuario<text:span text:style-name="T3"> origen</text:span> esta bloqueado<text:span text:style-name="T3"> por el usuario con ese nickname y no lo mostramos</text:span>.</text:p>
      <text:p text:style-name="P22"/>
      <text:p text:style-name="P23">Ya hemos conseguido traernos del server si el usuario esta esperando respuesta del otro o si son amigos a la hora de buscar usuarios. Con esto lo que hacemos es que dependiendo de la condicion mostraremos un button o otro. </text:p>
      <text:p text:style-name="P23">SI son amigos, accedemos a su perfil y si esta esperando respuesta cancelamos peticion.</text:p>
      <text:p text:style-name="P24"/>
      <text:p text:style-name="P25">He añadido que a la hora de ver un usuario se compruebe que el usuario sea publico o sea following confirmado.</text:p>
      <text:p text:style-name="P25"/>
      <text:p text:style-name="P25">Añadido usuarisBLocked como middleware que comprueba si el sourceid esta bloqueado por el targetid.</text:p>
      <text:p text:style-name="P25"/>
      <text:p text:style-name="P26">Los mensajes ya van.</text:p>
      <text:p text:style-name="P25"/>
      <text:p text:style-name="P4"><text:span text:style-name="T4">Vamos a crear la peticion de following de la siguiente manera. COmo siempre la tienes que hacer, creamos un triguer que inserte esos datos en la tabla follower tambien. Y vamos a hacer update cuando acepte peticion</text:span><text:span text:style-name="T5">. Triguer desde follower se lanzara y actualizara peticion.</text:span></text:p>
      <text:p text:style-name="P4"/>
      <text:p text:style-name="P27">Una vez tenemos la funcion de enviar mensajes y enviar/cancelar request, vamos a recuperarlos.</text:p>
      <text:p text:style-name="P27">Primero vemos request y luego mensajes. Vamos a crear una ruta, una request y otra mensajes.</text:p>
      <text:p text:style-name="P27">Tras esto nos ponemos con el trigguer de notificaciones y imagenes.</text:p>
      <text:p text:style-name="P27"/>
      <text:p text:style-name="P28"><text:soft-page-break/>Hemos separado los mensajes en messages y conversations. Cada message pertenece a un conversation y cada conversation puede tneer muchos messages.</text:p>
      <text:p text:style-name="P28">Hemos creado un trigguer que nos muestro los 50 ultimos caracteres de la conversacion en el campo last_message de conversation.</text:p>
      <text:p text:style-name="P28"/>
      <text:p text:style-name="P28">Ahora necesito una ruta para obtener conversaciones y otra para obtener mensajes.</text:p>
      <text:p text:style-name="P28">Para obtener conversaciones, vamos a hacer ruta GET, obtenemos info mediante JWT y mostramos mensajes.</text:p>
      <text:p text:style-name="P28"/>
      <text:p text:style-name="P29">Obtengo mensajes y info del otro usuario</text:p>
      <text:p text:style-name="P30"/>
      <text:p text:style-name="P31">Hemos añadido que se carguen las conversaciones, se haga click y se muestren los mensajes con info de los usuarios.</text:p>
      <text:p text:style-name="P31"/>
      <text:p text:style-name="P32">Añadimos chat donde cada lado es de un suaurio, conversaciones cargan y se puede enviar mensajes en el chat. Empezamos con las request.</text:p>
      <text:p text:style-name="P32">Tenemos que mostrarlas, junto con info del usuario y que se acepten o nieguen.</text:p>
      <text:p text:style-name="P32"/>
      <text:p text:style-name="P33">Ya podemos responder peticiones. Pulsamos un boton con un form con valores del sourceid (usuario que la mando). EN el server cogemos el targetid (a que usuario) que es el que esta logueado mediante su JWT.</text:p>
      <text:p text:style-name="P33">SE borrra la request tras eso y si se acepta se lanza el trigguer que la inserta en following.</text:p>
      <text:p text:style-name="P34">Testear que no se puedan enviar request tras tenerlo en following o estar esperando respuesta.</text:p>
      <text:p text:style-name="P34">Lo siguiente, va a ser mostrar los followers y following.</text:p>
      <text:p text:style-name="P34"/>
      <text:p text:style-name="P35">Abrimos ruta followers para obtener los followers.</text:p>
      <text:p text:style-name="P35"/>
      <text:p text:style-name="P36">Obtenemos followers y following. Añadimos boton de unfollow a los following y boton de remove a los followers.</text:p>
      <text:p text:style-name="P36"/>
      <text:p text:style-name="P37">Añadimos route.delete en el routes follows y vamos a hacer que los botones mostrados sean following -&gt; unfollow y follower -&gt; remove. Peticion delete con el id del otro usuario.</text:p>
      <text:p text:style-name="P37"/>
      <text:p text:style-name="P38">Debemos insertar notificaciones. Para ello cada vez que creamos un request o mensaje , cojemos el targetid y mostramos un tienes nuevas peticiones o mensajes.</text:p>
      <text:p text:style-name="P38"/>
      <text:p text:style-name="P38"/>
      <text:p text:style-name="P39">Conseguimos mostrar las peticiones y mostrar si usuario tiene nuevas peticiones.</text:p>
      <text:p text:style-name="P39"/>
      <text:p text:style-name="P39">Para ello en el navbar tenemos un meotdo fetch que mediante un servicio llama a la api y devuelve si hay alguna notificacion sin ver o no y si hay se pone en rojo. SI le damos a la pestaña notificaciones nos mostrara las notificaciones, un mensaje describiendola y un link para ver la notificacion.</text:p>
      <text:p text:style-name="P39"/>
      <text:p text:style-name="P37"/>
      <text:p text:style-name="P40">Queda insertar la notificacion cuando mensaje, comentario de imagen o request ha sido creada.</text:p>
      <text:p text:style-name="P41">Esto hacemos creando un metodo en el helper y lo llamamos desde los metodos deseados.</text:p>
      <text:p text:style-name="P41"/>
      <text:p text:style-name="P40"/>
      <text:p text:style-name="P42">Empezamos con la subida de imagenes.</text:p>
      <text:p text:style-name="P42">Para ello instalamos multer<text:span text:style-name="T6">.</text:span></text:p>
      <text:p text:style-name="P43">Hemos creado estructura de carpeta y demas para empezar con la subida de estas.</text:p>
      <text:p text:style-name="P44"><text:soft-page-break/>COnseguimos mostrar imagenes. Devolvemos una respuesta con sus datos y la ruta de la api donde debemos hacer la request para obtener la imagen.</text:p>
      <text:p text:style-name="P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5T17:34:54.450663501</meta:creation-date>
    <meta:generator>LibreOffice/6.4.7.2$Linux_X86_64 LibreOffice_project/40$Build-2</meta:generator>
    <dc:date>2023-06-05T18:12:03.330435475</dc:date>
    <meta:editing-duration>PT15H50M51S</meta:editing-duration>
    <meta:editing-cycles>23</meta:editing-cycles>
    <meta:document-statistic meta:table-count="0" meta:image-count="1" meta:object-count="0" meta:page-count="4" meta:paragraph-count="62" meta:word-count="1043" meta:character-count="6320" meta:non-whitespace-character-count="5337"/>
  </office:meta>
</office:document-meta>
</file>